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11741" officeooo:paragraph-rsid="00011741"/>
    </style:style>
    <style:style style:name="P2" style:family="paragraph" style:parent-style-name="Standard">
      <style:paragraph-properties fo:text-align="justify" style:justify-single-word="false"/>
      <style:text-properties officeooo:rsid="00011741" officeooo:paragraph-rsid="00011741"/>
    </style:style>
    <style:style style:name="P3" style:family="paragraph" style:parent-style-name="Standard">
      <style:paragraph-properties fo:text-align="justify" style:justify-single-word="false"/>
      <style:text-properties officeooo:rsid="00020d3b" officeooo:paragraph-rsid="00020d3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celo Campanelli 211300</text:p>
      <text:p text:style-name="P1"/>
      <text:p text:style-name="P1">Professor: Sérgio Tonsig</text:p>
      <text:p text:style-name="P1"/>
      <text:p text:style-name="P1"/>
      <text:p text:style-name="P1"/>
      <text:p text:style-name="P2">No meu entendimento ou <text:span text:style-name="T1">Diagrama de Máquinas de Estados</text:span><text:span text:style-name="T2"> é uma “evolução” do diagrama de sequências, podendo ser usado em um caso aonde necessite de um maior detalhamento sobre o processo, porém creio eu que o diagrama de sequencia junto com os mockup seja de grande ajuda para o programador parece ser mais claro, mas se for em um caso aonde não se tem os mockups este diagrama de Máquinas de Estados encaixa bem melhor, pois da uma descrição sequencial dos estados em “cada ponto”.</text:span></text:p>
      <text:p text:style-name="P3"><text:span text:style-name="T2">Neste diagrama podemos deixar claro todas as fases, e os procedimentos (processos) de uma forma mais clara para o programad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2T19:22:28.311558667</meta:creation-date>
    <dc:date>2020-05-22T19:38:08.329668230</dc:date>
    <meta:editing-duration>PT5M29S</meta:editing-duration>
    <meta:editing-cycles>1</meta:editing-cycles>
    <meta:document-statistic meta:table-count="0" meta:image-count="0" meta:object-count="0" meta:page-count="1" meta:paragraph-count="4" meta:word-count="111" meta:character-count="657" meta:non-whitespace-character-count="549"/>
    <meta:generator>LibreOffice/6.0.7.3$Linux_X86_64 LibreOffice_project/00m0$Build-3</meta:generator>
  </office:meta>
</office:document-meta>
</file>